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draw:marker-start="Arrowheads_20_1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7pt" style:font-size-asian="7pt" style:font-size-complex="7pt"/>
    </style:style>
    <style:style style:name="T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cm" svg:y1="7.6cm" svg:x2="11.5cm" svg:y2="0.3cm">
          <text:p/>
        </draw:line>
        <draw:custom-shape draw:style-name="gr2" draw:text-style-name="P1" draw:layer="layout" svg:width="4.6cm" svg:height="2.8cm" svg:x="3.5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0.9cm" svg:y1="1.4cm" svg:x2="10.1cm" svg:y2="6.1cm">
          <text:p/>
        </draw:line>
        <draw:frame draw:style-name="gr4" draw:text-style-name="P2" draw:layer="layout" svg:width="1.074cm" svg:height="0.971cm" svg:x="0.326cm" svg:y="1.3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1.074cm" svg:height="0.971cm" svg:x="1.126cm" svg:y="7.329cm">
          <draw:text-box>
            <text:p><text:span text:style-name="T1">p</text:span><text:span text:style-name="T2">2</text:span></text:p>
          </draw:text-box>
        </draw:frame>
        <draw:frame draw:style-name="gr4" draw:text-style-name="P2" draw:layer="layout" svg:width="1.032cm" svg:height="0.89cm" svg:x="11.2cm" svg:y="0.429cm">
          <draw:text-box>
            <text:p><text:span text:style-name="T3">q</text:span><text:span text:style-name="T2">2</text:span></text:p>
          </draw:text-box>
        </draw:frame>
        <draw:frame draw:style-name="gr4" draw:text-style-name="P2" draw:layer="layout" svg:width="1.032cm" svg:height="0.89cm" svg:x="9.926cm" svg:y="6.1cm">
          <draw:text-box>
            <text:p><text:span text:style-name="T3">q</text:span><text:span text:style-name="T2">1</text:span></text:p>
          </draw:text-box>
        </draw:frame>
        <draw:line draw:style-name="gr5" draw:text-style-name="P1" draw:layer="layout" svg:x1="4.1cm" svg:y1="3.1cm" svg:x2="4.1cm" svg:y2="5.8cm">
          <text:p/>
        </draw:line>
        <draw:custom-shape draw:style-name="gr6" draw:text-style-name="P1" draw:layer="layout" svg:width="0.3cm" svg:height="0.3cm" svg:x="3.968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cm" svg:height="0.3cm" svg:x="3.951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132cm" svg:height="1.369cm" svg:x="4.1cm" svg:y="1.831cm">
          <draw:text-box>
            <text:p><text:span text:style-name="T4">LS</text:span><text:span text:style-name="T5">1</text:span><text:span text:style-name="T4">(s)</text:span></text:p>
            <text:p><text:span text:style-name="T4">CP</text:span><text:span text:style-name="T5">1</text:span></text:p>
          </draw:text-box>
        </draw:frame>
        <draw:frame draw:style-name="gr4" draw:text-style-name="P3" draw:layer="layout" svg:width="2.132cm" svg:height="1.369cm" svg:x="4.1cm" svg:y="5.7cm">
          <draw:text-box>
            <text:p><text:span text:style-name="T4">LS</text:span><text:span text:style-name="T5">2</text:span><text:span text:style-name="T4">(t)</text:span></text:p>
            <text:p><text:span text:style-name="T4">CP</text:span><text:span text:style-name="T5">2</text:span></text:p>
          </draw:text-box>
        </draw:frame>
        <draw:frame draw:style-name="gr4" draw:text-style-name="P3" draw:layer="layout" svg:width="2.28cm" svg:height="0.81cm" svg:x="2.12cm" svg:y="3.89cm">
          <draw:text-box>
            <text:p><text:span text:style-name="T6">v</text:span><text:span text:style-name="T4">(s,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36:06</meta:creation-date>
    <dc:date>2014-02-27T21:31:34</dc:date>
    <meta:editing-duration>P0D</meta:editing-duration>
    <meta:editing-cycles>3</meta:editing-cycles>
    <meta:generator>LibreOffice/3.5$Linux_x86 LibreOffice_project/350m1$Build-2</meta:generator>
    <meta:document-statistic meta:object-count="13"/>
  </office:meta>
</office:document-meta>
</file>